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6af" officeooo:paragraph-rsid="000406af"/>
    </style:style>
    <style:style style:name="P2" style:family="paragraph" style:parent-style-name="Standard" style:list-style-name="L1">
      <style:text-properties officeooo:rsid="000406af" officeooo:paragraph-rsid="000406af"/>
    </style:style>
    <style:style style:name="P3" style:family="paragraph" style:parent-style-name="Standard" style:list-style-name="L1">
      <style:text-properties officeooo:rsid="000406af" officeooo:paragraph-rsid="000414b8"/>
    </style:style>
    <style:style style:name="P4" style:family="paragraph" style:parent-style-name="Standard" style:list-style-name="L1">
      <style:text-properties officeooo:rsid="000406af" officeooo:paragraph-rsid="00042b71"/>
    </style:style>
    <style:style style:name="P5" style:family="paragraph" style:parent-style-name="Standard" style:list-style-name="L1">
      <style:text-properties officeooo:rsid="000406af" officeooo:paragraph-rsid="0004fef2"/>
    </style:style>
    <style:style style:name="P6" style:family="paragraph" style:parent-style-name="Standard" style:list-style-name="L1">
      <style:text-properties officeooo:rsid="000414b8" officeooo:paragraph-rsid="000414b8"/>
    </style:style>
    <style:style style:name="P7" style:family="paragraph" style:parent-style-name="Standard" style:list-style-name="L1">
      <style:text-properties officeooo:rsid="000414b8" officeooo:paragraph-rsid="00042b71"/>
    </style:style>
    <style:style style:name="P8" style:family="paragraph" style:parent-style-name="Standard" style:list-style-name="L1">
      <style:text-properties officeooo:rsid="00042b71" officeooo:paragraph-rsid="00042b71"/>
    </style:style>
    <style:style style:name="P9" style:family="paragraph" style:parent-style-name="Standard" style:list-style-name="L1">
      <style:text-properties officeooo:rsid="0004fef2" officeooo:paragraph-rsid="0004fef2"/>
    </style:style>
    <style:style style:name="T1" style:family="text">
      <style:text-properties officeooo:rsid="000414b8"/>
    </style:style>
    <style:style style:name="T2" style:family="text">
      <style:text-properties officeooo:rsid="00042b71"/>
    </style:style>
    <style:style style:name="T3" style:family="text">
      <style:text-properties officeooo:rsid="0004fef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CIONES AL CORRER LOS FLUJOGRAMAS</text:p>
      <text:p text:style-name="P1"/>
      <text:list xml:id="list3880119436" text:style-name="L1">
        <text:list-item>
          <text:p text:style-name="P2">Flujograma: 0.PCM_scrambling_FM</text:p>
          <text:list>
            <text:list-item>
              <text:p text:style-name="P2">Lo que hace es lo siguiente:</text:p>
              <text:list>
                <text:list-item>
                  <text:p text:style-name="P2">En la capa de aplicación incluye PCM y scrambling</text:p>
                </text:list-item>
                <text:list-item>
                  <text:p text:style-name="P2">En la de adaptación se le da la forma <text:s/>a los pulsos</text:p>
                </text:list-item>
                <text:list-item>
                  <text:p text:style-name="P2">Se tiene un sistema base tipo FM</text:p>
                </text:list-item>
              </text:list>
            </text:list-item>
            <text:list-item>
              <text:p text:style-name="P2">Al correrlo lo que se observa es lo siguiente:</text:p>
              <text:list>
                <text:list-item>
                  <text:p text:style-name="P2">Debido al intenso sobremuestreo que se realiza en el sistema base es muy dificil establecer el retardo que se puede estar presentando. Eso dificulta sintonizar el bloque de scrambling</text:p>
                </text:list-item>
              </text:list>
            </text:list-item>
          </text:list>
        </text:list-item>
        <text:list-item>
          <text:p text:style-name="P3">Flujograma: <text:span text:style-name="T1">1</text:span>.PCM_FM</text:p>
          <text:list>
            <text:list-item>
              <text:p text:style-name="P3">Lo que hace es lo siguiente:</text:p>
              <text:list>
                <text:list-item>
                  <text:p text:style-name="P6">La modificación con respecto al anterior es que se retira el scrambling</text:p>
                </text:list-item>
              </text:list>
            </text:list-item>
            <text:list-item>
              <text:p text:style-name="P3">Al correrlo se observa lo siguiente:</text:p>
              <text:list>
                <text:list-item>
                  <text:p text:style-name="P6">el archivo de salida no es el mismo de la entrada. Se detecta el problema de desalineacion de tiempo</text:p>
                </text:list-item>
              </text:list>
            </text:list-item>
          </text:list>
        </text:list-item>
        <text:list-item>
          <text:p text:style-name="P3">Flujograma: <text:span text:style-name="T1">2</text:span>.PCM_<text:span text:style-name="T1">Aligment</text:span>_FM</text:p>
          <text:list>
            <text:list-item>
              <text:p text:style-name="P3">Lo que hace es lo siguiente:</text:p>
              <text:list>
                <text:list-item>
                  <text:p text:style-name="P6">Se implementa PCM y Time Aligment como un solo bloque para solucionar el problema anterior</text:p>
                </text:list-item>
                <text:list-item>
                  <text:p text:style-name="P6">Lo anterior produce un nuevo concepto de velocidad de bit Rbi, ya que el Time Aligmente implica transmitir bits extra de redundancia.</text:p>
                </text:list-item>
              </text:list>
            </text:list-item>
            <text:list-item>
              <text:p text:style-name="P3">Al correrlo se observa lo siguiente:</text:p>
              <text:list>
                <text:list-item>
                  <text:p text:style-name="P6">el archivo de salida si es el mismo de la entrada.</text:p>
                </text:list-item>
              </text:list>
            </text:list-item>
          </text:list>
        </text:list-item>
        <text:list-item>
          <text:p text:style-name="P3">Flujograma: <text:span text:style-name="T1">3</text:span>.<text:span text:style-name="T1">MPAM</text:span>_<text:span text:style-name="T1">Aligment</text:span>_FM</text:p>
          <text:list>
            <text:list-item>
              <text:p text:style-name="P3">Lo que hace es lo siguiente:</text:p>
              <text:list>
                <text:list-item>
                  <text:p text:style-name="P6">implementa MPAM sobre el mismo sistema base</text:p>
                </text:list-item>
              </text:list>
            </text:list-item>
            <text:list-item>
              <text:p text:style-name="P3">Al correrlo se observa lo siguiente:</text:p>
              <text:list>
                <text:list-item>
                  <text:p text:style-name="P6">el decisor de umbral es dificil de implementar</text:p>
                </text:list-item>
              </text:list>
            </text:list-item>
          </text:list>
        </text:list-item>
        <text:list-item>
          <text:p text:style-name="P3">Flujograma: <text:span text:style-name="T2">4</text:span>.<text:span text:style-name="T1">MPSK</text:span></text:p>
          <text:list>
            <text:list-item>
              <text:p text:style-name="P4">Lo que hace es lo siguiente:</text:p>
              <text:list>
                <text:list-item>
                  <text:p text:style-name="P7">implementa M<text:span text:style-name="T2">PSK</text:span></text:p>
                </text:list-item>
              </text:list>
            </text:list-item>
            <text:list-item>
              <text:p text:style-name="P4">Al correrlo se observa lo siguiente:</text:p>
              <text:list>
                <text:list-item>
                  <text:p text:style-name="P8">El clock recovery pasa a la etapa de precanal</text:p>
                </text:list-item>
                <text:list-item>
                  <text:p text:style-name="P8">El clock recovery se puede practicar en el diagrama de constelaciones</text:p>
                </text:list-item>
                <text:list-item>
                  <text:p text:style-name="P8">El wave forming pasa a la etapa de precanal</text:p>
                </text:list-item>
                <text:list-item>
                  <text:p text:style-name="P7"><text:span text:style-name="T2">Funciona muy bien</text:span></text:p>
                </text:list-item>
              </text:list>
            </text:list-item>
          </text:list>
        </text:list-item>
        <text:list-item>
          <text:p text:style-name="P4">Flujograma: <text:span text:style-name="T2">5</text:span>.<text:span text:style-name="T2">scrambling_MPSK</text:span></text:p>
          <text:list>
            <text:list-item>
              <text:p text:style-name="P4">Lo que hace es lo siguiente:</text:p>
              <text:list>
                <text:list-item>
                  <text:p text:style-name="P7"><text:span text:style-name="T2">Al anterior le agrega la capa de scrambling</text:span></text:p>
                </text:list-item>
              </text:list>
            </text:list-item>
            <text:list-item>
              <text:p text:style-name="P4">Al correrlo se observa lo siguiente:</text:p>
              <text:list>
                <text:list-item>
                  <text:p text:style-name="P7"><text:span text:style-name="T2">Funciona muy bien</text:span></text:p>
                </text:list-item>
              </text:list>
            </text:list-item>
          </text:list>
        </text:list-item>
        <text:list-item>
          <text:p text:style-name="P5">Flujograma: <text:span text:style-name="T3">6</text:span>.<text:span text:style-name="T2">MPSK_preUSRP</text:span></text:p>
          <text:list>
            <text:list-item>
              <text:p text:style-name="P9">vemos la necesidad del un clock recovery automátic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5:45:42.349374504</meta:creation-date>
    <meta:generator>LibreOffice/6.0.7.3$Linux_X86_64 LibreOffice_project/00m0$Build-3</meta:generator>
    <dc:date>2019-08-14T06:19:33.003772553</dc:date>
    <meta:editing-duration>PT1M45S</meta:editing-duration>
    <meta:editing-cycles>1</meta:editing-cycles>
    <meta:document-statistic meta:table-count="0" meta:image-count="0" meta:object-count="0" meta:page-count="1" meta:paragraph-count="39" meta:word-count="336" meta:character-count="1912" meta:non-whitespace-character-count="1652"/>
  </office:meta>
</office:document-meta>
</file>